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mic Sans MS" svg:font-family="Comic Sans MS" style:font-family-generic="script" style:font-pitch="variable" svg:panose-1="3 15 7 2 3 3 2 2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13h<text:s/></text:p>
      <text:p text:style-name="Normal">Le 2 avril<text:s/></text:p>
      <text:p text:style-name="Normal">RDV Devant la<text:s/>Statue<text:s/>Anne<text:s/>de<text:s/>Bretagn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mic Sans MS" svg:font-family="Comic Sans MS" style:font-family-generic="script" style:font-pitch="variable" svg:panose-1="3 15 7 2 3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Corpsdetexte" style:display-name="Corps de texte" style:family="paragraph" style:parent-style-name="Normal">
      <style:paragraph-properties fo:margin-bottom="0.0833in"/>
      <style:text-properties fo:hyphenate="false"/>
    </style:style>
    <style:style style:name="CorpsdetexteCar" style:display-name="Corps de texte Car" style:family="text" style:parent-style-name="Policepardéfaut"/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Sansinterligne" style:display-name="Sans interligne" style:family="paragraph">
      <style:paragraph-properties fo:text-align="justify" fo:margin-bottom="0in" fo:line-height="100%"/>
      <style:text-properties style:font-name="Comic Sans MS" style:font-name-asian="Calibri" style:font-name-complex="Times New Roman" fo:color="#0D0D0D" fo:font-size="12pt" style:font-size-asian="12pt" fo:hyphenate="false"/>
    </style:style>
    <style:style style:name="Référencepâle" style:display-name="Référence pâle" style:family="text" style:parent-style-name="Référenceintense">
      <style:text-properties style:font-name="Comic Sans MS" fo:font-weight="normal" style:font-weight-asian="normal" style:font-weight-complex="bold" fo:font-style="italic" style:font-style-asian="italic" fo:font-variant="normal" fo:color="#ED7D31" fo:letter-spacing="0.0034in" fo:font-size="11pt" style:font-size-asian="11pt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5B9BD5" fo:letter-spacing="0.0034in"/>
    </style:style>
    <style:style style:name="SansinterligneCar" style:display-name="Sans interligne Car" style:family="text" style:parent-style-name="Policepardéfaut">
      <style:text-properties style:font-name="Comic Sans MS" style:font-name-asian="Calibri" style:font-name-complex="Times New Roman" fo:color="#0D0D0D" fo:font-size="12pt" style:font-size-asian="12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céane</meta:initial-creator>
    <dc:creator>Océane</dc:creator>
    <meta:creation-date>2016-03-10T13:21:00Z</meta:creation-date>
    <dc:date>2016-03-10T13:26:00Z</dc:date>
    <meta:template xlink:href="Normal" xlink:type="simple"/>
    <meta:editing-cycles>2</meta:editing-cycles>
    <meta:editing-duration>PT300S</meta:editing-duration>
    <meta:document-statistic meta:page-count="1" meta:paragraph-count="1" meta:word-count="8" meta:character-count="54" meta:row-count="1" meta:non-whitespace-character-count="47"/>
  </office:meta>
</office:document-meta>
</file>